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79.06mm"/>
    </style:style>
    <style:style style:name="co3" style:family="table-column">
      <style:table-column-properties fo:break-before="auto" style:column-width="37.94mm"/>
    </style:style>
    <style:style style:name="co4" style:family="table-column">
      <style:table-column-properties fo:break-before="auto" style:column-width="45.01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achana" style:font-name-complex="Rachana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ouse Name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Postoffice</text:p>
          </table:table-cell>
          <table:table-cell office:value-type="string" calcext:value-type="string">
            <text:p>Pinco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വേണുക്കുട്ടന്‍ കെ.കെ.</text:p>
          </table:table-cell>
          <table:table-cell office:value-type="string" calcext:value-type="string">
            <text:p>കണ്ടനാട്ട് വീട്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അമ്പുജാക്ഷന്‍</text:p>
          </table:table-cell>
          <table:table-cell office:value-type="string" calcext:value-type="string">
            <text:p>തകിടിയില്‍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സുനില</text:p>
          </table:table-cell>
          <table:table-cell office:value-type="string" calcext:value-type="string">
            <text:p>കല്ലാട്ട്</text:p>
          </table:table-cell>
          <table:table-cell office:value-type="string" calcext:value-type="string">
            <text:p>കായിപ്പുറ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വിമലൻ</text:p>
          </table:table-cell>
          <table:table-cell office:value-type="string" calcext:value-type="string">
            <text:p>തോപ്പുവെളി</text:p>
          </table:table-cell>
          <table:table-cell office:value-type="string" calcext:value-type="string">
            <text:p>വാരണം</text:p>
          </table:table-cell>
          <table:table-cell office:value-type="string" calcext:value-type="string">
            <text:p>മുഹമ്മ</text:p>
          </table:table-cell>
          <table:table-cell office:value-type="float" office:value="688555" calcext:value-type="float">
            <text:p>6885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അനില്‍കുമാര്‍</text:p>
          </table:table-cell>
          <table:table-cell office:value-type="string" calcext:value-type="string">
            <text:p>KOCHU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ബെൻസ്ലൽ</text:p>
          </table:table-cell>
          <table:table-cell office:value-type="string" calcext:value-type="string">
            <text:p>POTTAYIL</text:p>
          </table:table-cell>
          <table:table-cell office:value-type="string" calcext:value-type="string">
            <text:p>പുത്തനങ്ങാടി</text:p>
          </table:table-cell>
          <table:table-cell office:value-type="string" calcext:value-type="string">
            <text:p>വാരണം</text:p>
          </table:table-cell>
          <table:table-cell office:value-type="float" office:value="688555" calcext:value-type="float">
            <text:p>6885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തിലകന്‍ കെ വി</text:p>
          </table:table-cell>
          <table:table-cell office:value-type="string" calcext:value-type="string">
            <text:p>KANDANATTU 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വാരണ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അജിത്കുമാർ <text:s/>എസ്.</text:p>
          </table:table-cell>
          <table:table-cell office:value-type="string" calcext:value-type="string">
            <text:p>PALLIYAZHATH HOUSE</text:p>
          </table:table-cell>
          <table:table-cell office:value-type="string" calcext:value-type="string">
            <text:p>മരുതോര്‍വട്ടം</text:p>
          </table:table-cell>
          <table:table-cell office:value-type="string" calcext:value-type="string">
            <text:p>വാരണം</text:p>
          </table:table-cell>
          <table:table-cell office:value-type="float" office:value="688539" calcext:value-type="float">
            <text:p>6885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മോഹനന്‍</text:p>
          </table:table-cell>
          <table:table-cell office:value-type="string" calcext:value-type="string">
            <text:p>KOCHUVELI</text:p>
          </table:table-cell>
          <table:table-cell table:number-columns-repeated="2" office:value-type="string" calcext:value-type="string">
            <text:p>വാരണം</text:p>
          </table:table-cell>
          <table:table-cell office:value-type="float" office:value="688555" calcext:value-type="float">
            <text:p>6885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ഉല്ലാസ്. എം എന്‍</text:p>
          </table:table-cell>
          <table:table-cell office:value-type="string" calcext:value-type="string">
            <text:p>MULLASSERI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ലാലു</text:p>
          </table:table-cell>
          <table:table-cell office:value-type="string" calcext:value-type="string">
            <text:p>VADAKKE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പുരുഷോത്തമന്‍</text:p>
          </table:table-cell>
          <table:table-cell office:value-type="string" calcext:value-type="string">
            <text:p>PALACKAL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ഒാമനകുട്ടന്‍ ജി.</text:p>
          </table:table-cell>
          <table:table-cell office:value-type="string" calcext:value-type="string">
            <text:p>MALIKA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ജയകുമാര്‍ .വി.പി.</text:p>
          </table:table-cell>
          <table:table-cell office:value-type="string" calcext:value-type="string">
            <text:p>KANDANATTUNADUVILECHIRA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ഷാജി</text:p>
          </table:table-cell>
          <table:table-cell office:value-type="string" calcext:value-type="string">
            <text:p>MAPPILA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ജയന്‍ പി..</text:p>
          </table:table-cell>
          <table:table-cell office:value-type="string" calcext:value-type="string">
            <text:p>KIZHAKKEKOLLAMPARAMBU</text:p>
          </table:table-cell>
          <table:table-cell office:value-type="string" calcext:value-type="string">
            <text:p>പുത്തനങ്ങാടി</text:p>
          </table:table-cell>
          <table:table-cell office:value-type="string" calcext:value-type="string">
            <text:p>മുഹമ്മ</text:p>
          </table:table-cell>
          <table:table-cell office:value-type="float" office:value="688555" calcext:value-type="float">
            <text:p>6885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അജിമോണ്‍ വ.ബി.</text:p>
          </table:table-cell>
          <table:table-cell office:value-type="string" calcext:value-type="string">
            <text:p>VELIYIL PARAMBIL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ചന്ദ്രബാബു സി.എം.</text:p>
          </table:table-cell>
          <table:table-cell office:value-type="string" calcext:value-type="string">
            <text:p>CHANI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രുതോര്‍വട്ട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ധനേഷ് വി.</text:p>
          </table:table-cell>
          <table:table-cell office:value-type="string" calcext:value-type="string">
            <text:p>CHALUVELI</text:p>
          </table:table-cell>
          <table:table-cell office:value-type="string" calcext:value-type="string">
            <text:p>കായിപ്പുറം</text:p>
          </table:table-cell>
          <table:table-cell office:value-type="string" calcext:value-type="string">
            <text:p>മരുതോര്‍വട്ട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ലാലു.വി.എ.</text:p>
          </table:table-cell>
          <table:table-cell office:value-type="string" calcext:value-type="string">
            <text:p>VADAKKE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രുതോര്‍വട്ട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രഖുവരാൻ</text:p>
          </table:table-cell>
          <table:table-cell office:value-type="string" calcext:value-type="string">
            <text:p>ANIKKATTU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രുതോര്‍വട്ട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സതീഷ്‌ വി.പി.</text:p>
          </table:table-cell>
          <table:table-cell office:value-type="string" calcext:value-type="string">
            <text:p>VELINTHARA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രുതോര്‍വട്ട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പ്രദീപ് ദാസ്‌ എം.ആര്‍</text:p>
          </table:table-cell>
          <table:table-cell office:value-type="string" calcext:value-type="string">
            <text:p>MULLASSERI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രാജേഷ്‌.</text:p>
          </table:table-cell>
          <table:table-cell office:value-type="string" calcext:value-type="string">
            <text:p>MANGALATH</text:p>
          </table:table-cell>
          <table:table-cell office:value-type="string" calcext:value-type="string">
            <text:p>മുഹമ്മ</text:p>
          </table:table-cell>
          <table:table-cell office:value-type="string" calcext:value-type="string">
            <text:p>വാരണ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രെജുമോന്‍ <text:s/>ടി വി</text:p>
          </table:table-cell>
          <table:table-cell office:value-type="string" calcext:value-type="string">
            <text:p>REVATHYNILATHIL</text:p>
          </table:table-cell>
          <table:table-cell office:value-type="string" calcext:value-type="string">
            <text:p>മുഹമ്മ</text:p>
          </table:table-cell>
          <table:table-cell office:value-type="string" calcext:value-type="string">
            <text:p>വാരണ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അനിൽ എം.ടി</text:p>
          </table:table-cell>
          <table:table-cell office:value-type="string" calcext:value-type="string">
            <text:p>MULLASSERIVELI</text:p>
          </table:table-cell>
          <table:table-cell office:value-type="string" calcext:value-type="string">
            <text:p>പുത്തനങ്ങാടി</text:p>
          </table:table-cell>
          <table:table-cell office:value-type="string" calcext:value-type="string">
            <text:p>വാരണ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സുരേഷ് കുമാർ.ടി.കെ.</text:p>
          </table:table-cell>
          <table:table-cell office:value-type="string" calcext:value-type="string">
            <text:p>THAKIDIVELI</text:p>
          </table:table-cell>
          <table:table-cell office:value-type="string" calcext:value-type="string">
            <text:p>വാരണം</text:p>
          </table:table-cell>
          <table:table-cell office:value-type="string" calcext:value-type="string">
            <text:p>മരുതോര്‍വട്ട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സോമൻ</text:p>
          </table:table-cell>
          <table:table-cell office:value-type="string" calcext:value-type="string">
            <text:p>PUTHUVEETTUVELI</text:p>
          </table:table-cell>
          <table:table-cell table:number-columns-repeated="2"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പ്രസാദ്‌ വി. പി.</text:p>
          </table:table-cell>
          <table:table-cell office:value-type="string" calcext:value-type="string">
            <text:p>VELEEPARAMBU</text:p>
          </table:table-cell>
          <table:table-cell office:value-type="string" calcext:value-type="string">
            <text:p>മുഹമ്മ</text:p>
          </table:table-cell>
          <table:table-cell office:value-type="string" calcext:value-type="string">
            <text:p>വാരണ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ഉദയന്‍ കെ.ആര്‍.</text:p>
          </table:table-cell>
          <table:table-cell office:value-type="string" calcext:value-type="string">
            <text:p>KOLLAMPARAMBU</text:p>
          </table:table-cell>
          <table:table-cell table:number-columns-repeated="2" office:value-type="string" calcext:value-type="string">
            <text:p>വാരണം</text:p>
          </table:table-cell>
          <table:table-cell office:value-type="float" office:value="688555" calcext:value-type="float">
            <text:p>6885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ഉദയകുമാർ ജി.</text:p>
          </table:table-cell>
          <table:table-cell office:value-type="string" calcext:value-type="string">
            <text:p>VELEEPARAMBU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വാരണ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പ്രസന്നൻ ക.ക.</text:p>
          </table:table-cell>
          <table:table-cell office:value-type="string" calcext:value-type="string">
            <text:p>KANDANATTU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വാരണ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സന്തോഷ് കുമാര്‍</text:p>
          </table:table-cell>
          <table:table-cell office:value-type="string" calcext:value-type="string">
            <text:p>EDAPARAMBIL</text:p>
          </table:table-cell>
          <table:table-cell table:number-columns-repeated="2" office:value-type="string" calcext:value-type="string">
            <text:p>വാരണ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അശോകാൻ</text:p>
          </table:table-cell>
          <table:table-cell office:value-type="string" calcext:value-type="string">
            <text:p>THAKIDI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ചന്ദ്രബാബു</text:p>
          </table:table-cell>
          <table:table-cell office:value-type="string" calcext:value-type="string">
            <text:p>PALACKAL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രാജേന്ദ്രന്‍പിള്ള റ്റി. റ്റി.</text:p>
          </table:table-cell>
          <table:table-cell office:value-type="string" calcext:value-type="string">
            <text:p>PALACKAL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സുനില</text:p>
          </table:table-cell>
          <table:table-cell office:value-type="string" calcext:value-type="string">
            <text:p>PALACKAL 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സൈജു എ.സി.</text:p>
          </table:table-cell>
          <table:table-cell office:value-type="string" calcext:value-type="string">
            <text:p>ARAICKALVELI</text:p>
          </table:table-cell>
          <table:table-cell table:number-columns-repeated="2" office:value-type="string" calcext:value-type="string">
            <text:p>വാരണം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സന്തോഷ്‌ </text:p>
          </table:table-cell>
          <table:table-cell office:value-type="string" calcext:value-type="string">
            <text:p>VELIYILHOUSE</text:p>
          </table:table-cell>
          <table:table-cell table:number-columns-repeated="2"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ഇന്ദ്രജിത്ത്</text:p>
          </table:table-cell>
          <table:table-cell office:value-type="string" calcext:value-type="string">
            <text:p>PALACKAL ALVELI</text:p>
          </table:table-cell>
          <table:table-cell office:value-type="string" calcext:value-type="string">
            <text:p>ചാരമംഗലം</text:p>
          </table:table-cell>
          <table:table-cell office:value-type="string" calcext:value-type="string">
            <text:p>മുഹമ്മ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ml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njaliOldLipi" style:font-family-complex="AnjaliOldLip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22:58:01.056973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 LibreOffice_project/00m0$Build-2</meta:generator>
    <meta:creation-date>2016-05-04T11:45:01.534028598</meta:creation-date>
    <meta:editing-duration>PT32S</meta:editing-duration>
    <meta:editing-cycles>2</meta:editing-cycles>
    <dc:date>2016-05-18T22:58:31.539048453</dc:date>
    <meta:document-statistic meta:table-count="1" meta:cell-count="205" meta:object-count="0"/>
  </office:meta>
</office:document-meta>
</file>